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8T00:00:00" table:style-name="ce4">
            <text:p>18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20" table:formula="of:=[.A11]*([.D11]+50*[.C11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20" table:formula="of:=[.A13]*[.D13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" table:formula="of:=[.A14]*[.D14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45" table:formula="of:=SUM([.E6:.E18])" table:number-columns-spanned="2" table:number-rows-spanned="1" table:style-name="ce11">
            <text:p>CHF 14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9:44Z</dc:date>
    <meta:print-date>2022-09-13T17:49:41Z</meta:print-date>
    <meta:editing-cycles>13</meta:editing-cycles>
    <meta:editing-duration>PT0S</meta:editing-duration>
  </office:meta>
</office:document-meta>
</file>